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716" officeooo:paragraph-rsid="00102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yaz jacob password:</text:p>
      <text:p text:style-name="Standard">u!x5xTU!7PJ&amp;*A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23:55:47.742031604</meta:creation-date>
    <dc:date>2022-11-21T23:56:07.868381291</dc:date>
    <meta:editing-duration>PT20S</meta:editing-duration>
    <meta:editing-cycles>1</meta:editing-cycles>
    <meta:document-statistic meta:table-count="0" meta:image-count="0" meta:object-count="0" meta:page-count="1" meta:paragraph-count="2" meta:word-count="4" meta:character-count="36" meta:non-whitespace-character-count="34"/>
    <meta:generator>LibreOffice/7.3.7.2$Linux_X86_64 LibreOffice_project/30$Build-2</meta:generator>
  </office:meta>
</office:document-meta>
</file>